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bold" style:font-size-asian="12pt" style:font-style-asian="normal" style:font-weight-asian="bold" style:font-style-complex="normal" style:font-weight-complex="normal" text:display="true"/>
    </style:style>
    <style:style style:name="P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P4" style:family="paragraph" style:parent-style-name="Standard" style:master-page-name="Standard">
      <style:paragraph-properties style:page-number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style:text-outline="false" style:text-line-through-style="none" fo:font-size="12pt" fo:font-style="normal" fo:font-weight="bold" style:font-size-asian="12pt" style:font-style-asian="normal" style:font-weight-asian="bold" style:font-style-complex="normal" style:font-weight-complex="normal" text:display="true"/>
    </style:style>
    <style:style style:name="T1" style:family="text">
      <style:text-properties fo:font-variant="normal" fo:text-transform="none" style:text-outline="false" style:text-line-through-style="none" fo:font-size="12pt" fo:font-style="normal" fo:font-weight="bold" style:font-size-asian="12pt" style:font-style-asian="normal" style:font-weight-asian="bold" style:font-style-complex="normal" style:font-weight-complex="normal" text:display="true"/>
    </style:style>
    <style:style style:name="T2" style:family="text">
      <style:text-properties fo:font-variant="normal" fo:text-transform="none" style:text-outline="false" style:text-line-through-style="none" fo:font-size="12pt" fo:font-style="normal" fo:font-weight="normal" style:font-size-asian="12pt" style:font-style-asian="normal" style:font-weight-asian="normal" style:font-style-complex="normal" style:font-weight-complex="normal" text:display="true"/>
    </style:style>
    <style:style style:name="T3" style:family="text">
      <style:text-properties fo:font-variant="normal" fo:text-transform="none" style:text-outline="false" style:text-line-through-style="none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tyle-complex="normal" style:font-weight-complex="normal" text:display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ference Material&lt;D&gt;</text:p>
      <text:p text:style-name="P1"><text:span text:style-name="T2">Stallings, William. <text:s/></text:span><text:span text:style-name="T3">Computer Organization and Architecture&lt;D&gt;</text:span><text:span text:style-name="T2">. <text:s/>New York; MacMillan Publishing Company, <text:s/>1993</text:span></text:p>
      <text:p text:style-name="P1"><text:span text:style-name="T2">Digital Equipment Corporation. </text:span><text:span text:style-name="T3"><text:s/>PDP11 Processor Handbook&lt;D&gt;</text:span><text:span text:style-name="T2">&lt;W0&gt; 1973</text:span></text:p>
      <text:p text:style-name="P3"/>
      <text:p text:style-name="P2">Software&lt;D&gt;</text:p>
      <text:p text:style-name="P3">Code - Borland C++ 4.0</text:p>
      <text:p text:style-name="P3">Documentation - Corel Draw 5.0 and Corel Ventura 5.0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fo:font-variant="normal" fo:text-transform="none" style:text-outline="false" style:text-line-through-style="none" fo:font-size="10pt" fo:font-style="normal" fo:font-weight="normal" style:font-size-asian="10pt" style:font-style-asian="normal" style:font-weight-asian="normal" style:font-style-complex="normal" style:font-weight-complex="normal" text:display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6" meta:word-count="36" meta:character-count="284"/>
    <meta:generator>OpenOffice/4.1.3$Win32 OpenOffice.org_project/413m1$Build-9783</meta:generator>
  </office:meta>
</office:document-meta>
</file>